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0096d4" fo:padding-top="-0.05cm" fo:padding-bottom="-0.05cm" fo:padding-left="-0.05cm" fo:padding-right="-0.05cm"/>
    </style:style>
    <style:style style:name="gr2" style:family="graphic" style:parent-style-name="standard">
      <style:graphic-properties svg:stroke-width="0.01cm" svg:stroke-color="#add6e7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cm" draw:fill-color="#00b4ff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005a8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6" style:family="graphic" style:parent-style-name="standard">
      <style:graphic-properties svg:stroke-width="0.16cm" svg:stroke-color="#ffffff" draw:fill="none" draw:fill-color="#ffffff" fo:padding-top="0.03cm" fo:padding-bottom="0.03cm" fo:padding-left="0.03cm" fo:padding-right="0.03cm"/>
    </style:style>
    <style:style style:name="gr7" style:family="graphic" style:parent-style-name="standard">
      <style:graphic-properties svg:stroke-width="0.01cm" svg:stroke-color="#ffffff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3.188cm" svg:y="-4.963cm"/>
          <draw:glue-point draw:id="5" svg:x="0.893cm" svg:y="-4.963cm"/>
          <draw:glue-point draw:id="6" svg:x="4.974cm" svg:y="-4.963cm"/>
          <draw:glue-point draw:id="7" svg:x="4.992cm" svg:y="-4.963cm"/>
          <draw:glue-point draw:id="8" svg:x="5.011cm" svg:y="-4.963cm"/>
          <draw:glue-point draw:id="9" svg:x="-4.981cm" svg:y="5.048cm"/>
          <draw:glue-point draw:id="10" svg:x="-0.827cm" svg:y="5.048cm"/>
          <draw:glue-point draw:id="11" svg:x="3.327cm" svg:y="5.048cm"/>
          <draw:glue-point draw:id="12" svg:x="-5.018cm" svg:y="-3.301cm"/>
          <draw:glue-point draw:id="13" svg:x="5.011cm" svg:y="3.024cm"/>
          <draw:glue-point draw:id="14" svg:x="1.019cm" svg:y="-0.995cm"/>
          <draw:polygon draw:style-name="gr1" draw:layer="layout" svg:width="1.639cm" svg:height="1.668cm" svg:x="0.002cm" svg:y="0.332cm" svg:viewBox="0 0 1640 1669" draw:points="0,1669 1640,1669 1640,0 0,0">
            <text:p/>
          </draw:polygon>
          <draw:polyline draw:style-name="gr2" draw:layer="layout" svg:width="1.639cm" svg:height="1.668cm" svg:x="0.002cm" svg:y="0.332cm" svg:viewBox="0 0 1640 1669" draw:points="0,1669 1640,1669 1640,0 0,0 0,1669">
            <text:p/>
          </draw:polyline>
          <draw:polygon draw:style-name="gr3" draw:layer="layout" svg:width="1.973cm" svg:height="0.332cm" svg:x="0cm" svg:y="0cm" svg:viewBox="0 0 1974 333" draw:points="1974,0 1641,333 0,333 354,0">
            <text:p/>
          </draw:polygon>
          <draw:polyline draw:style-name="gr2" draw:layer="layout" svg:width="1.973cm" svg:height="0.332cm" svg:x="0cm" svg:y="0cm" svg:viewBox="0 0 1974 333" draw:points="1974,0 1641,333 0,333 354,0 1974,0">
            <text:p/>
          </draw:polyline>
          <draw:polygon draw:style-name="gr4" draw:layer="layout" svg:width="0.334cm" svg:height="1.992cm" svg:x="1.641cm" svg:y="0.001cm" svg:viewBox="0 0 335 1993" draw:points="335,1597 335,0 0,331 0,1993">
            <text:p/>
          </draw:polygon>
          <draw:polyline draw:style-name="gr2" draw:layer="layout" svg:width="0.334cm" svg:height="1.992cm" svg:x="1.641cm" svg:y="0.001cm" svg:viewBox="0 0 335 1993" draw:points="335,1597 335,0 0,331 0,1993 335,1597">
            <text:p/>
          </draw:polyline>
          <draw:polygon draw:style-name="gr5" draw:layer="layout" svg:width="0.206cm" svg:height="0.197cm" svg:x="0.921cm" svg:y="1.393cm" svg:viewBox="0 0 207 198" draw:points="69,198 207,60 0,0">
            <text:p/>
          </draw:polygon>
          <draw:line draw:style-name="gr6" draw:layer="layout" svg:x1="1.008cm" svg:y1="1.464cm" svg:x2="1.255cm" svg:y2="1.711cm">
            <text:p/>
          </draw:line>
          <draw:polygon draw:style-name="gr5" draw:layer="layout" svg:width="0.206cm" svg:height="0.197cm" svg:x="0.174cm" svg:y="0.677cm" svg:viewBox="0 0 207 198" draw:points="69,198 207,60 0,0">
            <text:p/>
          </draw:polygon>
          <draw:line draw:style-name="gr6" draw:layer="layout" svg:x1="0.261cm" svg:y1="0.747cm" svg:x2="0.508cm" svg:y2="0.994cm">
            <text:p/>
          </draw:line>
          <draw:polygon draw:style-name="gr5" draw:layer="layout" svg:width="0.188cm" svg:height="0.194cm" svg:x="0.118cm" svg:y="1.09cm" svg:viewBox="0 0 189 195" draw:points="189,195 189,0 0,103">
            <text:p/>
          </draw:polygon>
          <draw:line draw:style-name="gr6" draw:layer="layout" svg:x1="0.229cm" svg:y1="1.182cm" svg:x2="0.71cm" svg:y2="1.182cm">
            <text:p/>
          </draw:line>
          <draw:polygon draw:style-name="gr5" draw:layer="layout" svg:width="0.206cm" svg:height="0.197cm" svg:x="0.921cm" svg:y="0.795cm" svg:viewBox="0 0 207 198" draw:points="69,0 207,137 0,198">
            <text:p/>
          </draw:polygon>
          <draw:line draw:style-name="gr6" draw:layer="layout" svg:x1="1.008cm" svg:y1="0.923cm" svg:x2="1.255cm" svg:y2="0.676cm">
            <text:p/>
          </draw:line>
          <draw:polygon draw:style-name="gr5" draw:layer="layout" svg:width="0.206cm" svg:height="0.197cm" svg:x="0.174cm" svg:y="1.512cm" svg:viewBox="0 0 207 198" draw:points="69,0 207,137 0,198">
            <text:p/>
          </draw:polygon>
          <draw:line draw:style-name="gr6" draw:layer="layout" svg:x1="0.261cm" svg:y1="1.64cm" svg:x2="0.508cm" svg:y2="1.393cm">
            <text:p/>
          </draw:line>
          <draw:polygon draw:style-name="gr1" draw:layer="layout" svg:width="0.383cm" svg:height="0.409cm" svg:x="0.503cm" svg:y="0.984cm" svg:viewBox="0 0 384 410" draw:points="0,410 384,410 384,0 0,0">
            <text:p/>
          </draw:polygon>
          <draw:polyline draw:style-name="gr7" draw:layer="layout" svg:width="0.383cm" svg:height="0.409cm" svg:x="0.503cm" svg:y="0.984cm" svg:viewBox="0 0 384 410" draw:points="0,410 384,410 384,0 0,0 0,410">
            <text:p/>
          </draw:polyline>
          <draw:polygon draw:style-name="gr1" draw:layer="layout" svg:width="0.314cm" svg:height="0.325cm" svg:x="1.2cm" svg:y="1.464cm" svg:viewBox="0 0 315 326" draw:points="0,326 315,326 315,0 0,0">
            <text:p/>
          </draw:polygon>
          <draw:polyline draw:style-name="gr7" draw:layer="layout" svg:width="0.314cm" svg:height="0.325cm" svg:x="1.2cm" svg:y="1.464cm" svg:viewBox="0 0 315 326" draw:points="0,326 315,326 315,0 0,0 0,326">
            <text:p/>
          </draw:polyline>
          <draw:polygon draw:style-name="gr1" draw:layer="layout" svg:width="0.314cm" svg:height="0.325cm" svg:x="1.2cm" svg:y="0.589cm" svg:viewBox="0 0 315 326" draw:points="0,326 315,326 315,0 0,0">
            <text:p/>
          </draw:polygon>
          <draw:polyline draw:style-name="gr7" draw:layer="layout" svg:width="0.314cm" svg:height="0.325cm" svg:x="1.2cm" svg:y="0.589cm" svg:viewBox="0 0 315 326" draw:points="0,326 315,326 315,0 0,0 0,326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AS Gateway</dc:title>
    <meta:creation-date>2011-02-07T16:33:31</meta:creation-date>
    <meta:editing-duration>P0D</meta:editing-duration>
    <meta:editing-cycles>1</meta:editing-cycles>
    <meta:document-statistic meta:object-count="23"/>
    <meta:generator>OpenOffice.org/3.3$Linux OpenOffice.org_project/330m20$Build-9567</meta:generator>
  </office:meta>
</office:document-meta>
</file>